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text-properties style:font-name="Times New Roman" officeooo:rsid="00b1ee30" officeooo:paragraph-rsid="00b1ee30"/>
    </style:style>
    <style:style style:name="P15" style:family="paragraph" style:parent-style-name="Standard">
      <style:text-properties style:font-name="Times New Roman" officeooo:rsid="00bceecc" officeooo:paragraph-rsid="00bceecc"/>
    </style:style>
    <style:style style:name="P16" style:family="paragraph" style:parent-style-name="Standard">
      <style:paragraph-properties fo:margin-left="0in" fo:margin-right="0in" fo:text-indent="0in" style:auto-text-indent="false"/>
      <style:text-properties style:font-name="Times New Roman" officeooo:rsid="0096d8c3" officeooo:paragraph-rsid="009770fe"/>
    </style:style>
    <style:style style:name="P17" style:family="paragraph" style:parent-style-name="Standard">
      <style:text-properties style:text-underline-style="none" fo:font-weight="normal" officeooo:rsid="00884be0" officeooo:paragraph-rsid="00854471" style:font-weight-asian="normal" style:font-weight-complex="normal"/>
    </style:style>
    <style:style style:name="P18" style:family="paragraph" style:parent-style-name="Standard">
      <style:text-properties style:text-underline-style="none" fo:font-weight="normal" officeooo:rsid="00884be0" officeooo:paragraph-rsid="00b5f65a" style:font-weight-asian="normal" style:font-weight-complex="normal"/>
    </style:style>
    <style:style style:name="P19"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0" style:family="paragraph" style:parent-style-name="Standard">
      <style:text-properties style:text-underline-style="none" fo:font-weight="normal" officeooo:rsid="0080edfe" officeooo:paragraph-rsid="00990058" style:font-weight-asian="normal" style:font-weight-complex="normal"/>
    </style:style>
    <style:style style:name="P21" style:family="paragraph" style:parent-style-name="Standard">
      <style:text-properties style:text-underline-style="none" fo:font-weight="normal" officeooo:rsid="00a2b168" officeooo:paragraph-rsid="00a1472b" style:font-weight-asian="normal" style:font-weight-complex="normal"/>
    </style:style>
    <style:style style:name="P22" style:family="paragraph" style:parent-style-name="Standard">
      <style:text-properties style:text-underline-style="none" fo:font-weight="normal" officeooo:rsid="00be6643" officeooo:paragraph-rsid="00be6643" style:font-weight-asian="normal" style:font-weight-complex="normal"/>
    </style:style>
    <style:style style:name="P23"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27" style:family="paragraph" style:parent-style-name="Standard">
      <style:paragraph-properties fo:margin-left="0.4925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28" style:family="paragraph" style:parent-style-name="Standard">
      <style:text-properties fo:font-style="normal" style:text-underline-style="none" fo:font-weight="normal" officeooo:rsid="00ae2b65" officeooo:paragraph-rsid="00b7306f" style:font-style-asian="normal" style:font-weight-asian="normal" style:font-style-complex="normal" style:font-weight-complex="normal"/>
    </style:style>
    <style:style style:name="P29" style:family="paragraph" style:parent-style-name="Standard" style:list-style-name="L1">
      <style:text-properties style:font-name="Times New Roman" officeooo:rsid="00bceecc" officeooo:paragraph-rsid="00bceecc"/>
    </style:style>
    <style:style style:name="P30" style:family="paragraph" style:parent-style-name="Standard" style:list-style-name="L2">
      <style:text-properties style:text-underline-style="none" fo:font-weight="normal" officeooo:rsid="00c030cb" officeooo:paragraph-rsid="00c030cb" style:font-weight-asian="normal" style:font-weight-complex="normal"/>
    </style:style>
    <style:style style:name="P31" style:family="paragraph" style:parent-style-name="Standard">
      <style:text-properties style:text-underline-style="none" fo:font-weight="normal" officeooo:rsid="0080edfe" officeooo:paragraph-rsid="00990058" style:font-weight-asian="normal" style:font-weight-complex="normal"/>
    </style:style>
    <style:style style:name="P32" style:family="paragraph" style:parent-style-name="Standard">
      <style:text-properties style:text-underline-style="none" fo:font-weight="normal" officeooo:rsid="00c4e89d" officeooo:paragraph-rsid="00c4e89d" style:font-weight-asian="normal" style:font-weight-complex="normal"/>
    </style:style>
    <style:style style:name="P33" style:family="paragraph" style:parent-style-name="Standard" style:list-style-name="L3">
      <style:text-properties style:text-underline-style="none" fo:font-weight="normal" officeooo:rsid="00c4e89d" officeooo:paragraph-rsid="00c4e89d" style:font-weight-asian="normal" style:font-weight-complex="normal"/>
    </style:style>
    <style:style style:name="P34" style:family="paragraph" style:parent-style-name="Standard">
      <style:text-properties style:text-underline-style="none" fo:font-weight="normal" officeooo:rsid="007cf309" officeooo:paragraph-rsid="0082059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be6643" style:font-weight-asian="bold" style:font-weight-complex="bol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994a39" style:font-weight-asian="normal" style:font-weight-complex="normal"/>
    </style:style>
    <style:style style:name="T12" style:family="text">
      <style:text-properties fo:font-weight="normal" officeooo:rsid="00b9c26e" style:font-weight-asian="normal" style:font-weight-complex="normal"/>
    </style:style>
    <style:style style:name="T13" style:family="text">
      <style:text-properties officeooo:rsid="007cf309"/>
    </style:style>
    <style:style style:name="T14" style:family="text">
      <style:text-properties officeooo:rsid="0082f865"/>
    </style:style>
    <style:style style:name="T15" style:family="text">
      <style:text-properties officeooo:rsid="00884be0"/>
    </style:style>
    <style:style style:name="T16" style:family="text">
      <style:text-properties officeooo:rsid="00820e8d"/>
    </style:style>
    <style:style style:name="T17" style:family="text">
      <style:text-properties officeooo:rsid="008280b1"/>
    </style:style>
    <style:style style:name="T18" style:family="text">
      <style:text-properties officeooo:rsid="00893e56"/>
    </style:style>
    <style:style style:name="T19" style:family="text">
      <style:text-properties officeooo:rsid="0089cba4"/>
    </style:style>
    <style:style style:name="T20" style:family="text">
      <style:text-properties officeooo:rsid="008aeaed"/>
    </style:style>
    <style:style style:name="T21" style:family="text">
      <style:text-properties officeooo:rsid="008c0e4f"/>
    </style:style>
    <style:style style:name="T22" style:family="text">
      <style:text-properties officeooo:rsid="008b1937"/>
    </style:style>
    <style:style style:name="T23" style:family="text">
      <style:text-properties officeooo:rsid="008ffc32"/>
    </style:style>
    <style:style style:name="T24" style:family="text">
      <style:text-properties officeooo:rsid="009543db"/>
    </style:style>
    <style:style style:name="T25" style:family="text">
      <style:text-properties officeooo:rsid="009770fe"/>
    </style:style>
    <style:style style:name="T26" style:family="text">
      <style:text-properties officeooo:rsid="00a5fe75"/>
    </style:style>
    <style:style style:name="T27" style:family="text">
      <style:text-properties officeooo:rsid="00acb408"/>
    </style:style>
    <style:style style:name="T28" style:family="text">
      <style:text-properties officeooo:rsid="00ae2b65"/>
    </style:style>
    <style:style style:name="T29" style:family="text">
      <style:text-properties officeooo:rsid="00b2f89b"/>
    </style:style>
    <style:style style:name="T30" style:family="text">
      <style:text-properties officeooo:rsid="00b5f65a"/>
    </style:style>
    <style:style style:name="T31" style:family="text">
      <style:text-properties officeooo:rsid="00b933cf"/>
    </style:style>
    <style:style style:name="T32" style:family="text">
      <style:text-properties officeooo:rsid="00bbae3f"/>
    </style:style>
    <style:style style:name="T33" style:family="text">
      <style:text-properties officeooo:rsid="00bd9715"/>
    </style:style>
    <style:style style:name="T34" style:family="text">
      <style:text-properties officeooo:rsid="00be6643"/>
    </style:style>
    <style:style style:name="T35" style:family="text">
      <style:text-properties officeooo:rsid="00be7100"/>
    </style:style>
    <style:style style:name="T36" style:family="text">
      <style:text-properties fo:font-style="italic" style:font-style-asian="italic" style:font-style-complex="italic"/>
    </style:style>
    <style:style style:name="T37" style:family="text">
      <style:text-properties fo:font-style="italic" officeooo:rsid="00c624d8" style:font-style-asian="italic" style:font-style-complex="italic"/>
    </style:style>
    <style:style style:name="T38" style:family="text">
      <style:text-properties officeooo:rsid="00c030cb"/>
    </style:style>
    <style:style style:name="T39" style:family="text">
      <style:text-properties officeooo:rsid="00c5bbde"/>
    </style:style>
    <style:style style:name="T40" style:family="text">
      <style:text-properties officeooo:rsid="00c624d8"/>
    </style:style>
    <style:style style:name="T41" style:family="text">
      <style:text-properties officeooo:rsid="00c75d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32">3</text:span><text:span text:style-name="T29">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4">Term:</text:p>
          </table:table-cell>
          <table:table-cell table:style-name="Table1.A1" office:value-type="string">
            <text:p text:style-name="P5">25-3</text:p>
          </table:table-cell>
        </table:table-row>
        <table:table-row>
          <table:table-cell table:style-name="Table1.A1" office:value-type="string">
            <text:p text:style-name="P14">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3">Exam </text:span>Date:</text:p>
          </table:table-cell>
          <table:table-cell table:style-name="Table1.A1" office:value-type="string">
            <text:p text:style-name="P3"><text:span text:style-name="T31">xxx</text:span> 2025</text:p>
          </table:table-cell>
        </table:table-row>
      </table:table>
      <text:p text:style-name="P2"/>
      <text:p text:style-name="P8"><text:span text:style-name="T2">General </text:span><text:span text:style-name="T4">Instructions: </text:span><text:span text:style-name="T9">Print</text:span><text:span text:style-name="T3"> </text:span><text:span text:style-name="T6">your name in the upper right-hand corner </text:span><text:span text:style-name="T11">of this paper</text:span><text:span text:style-name="T6">. </text:span><text:span text:style-name="T7">Read each item carefully. Be sure that you understand exactly what is being asked of you. </text:span><text:span text:style-name="T8">Begin your answers on the backside of this paper </text:span><text:span text:style-name="T11">if possible </text:span><text:span text:style-name="T10">and a</text:span><text:span text:style-name="T8">dd extra sheets of paper as needed. Be sure to write your name on any </text:span><text:span text:style-name="T11">and all </text:span><text:span text:style-name="T8">extra sheets of paper. </text:span></text:p>
      <text:p text:style-name="P11"/>
      <text:p text:style-name="P7"><text:span text:style-name="T7">Do not look at other student’s exams. If you have a question or a request during the exam, raise your hand and the instructor will call on you. Do not leave your desk without permission. </text:span><text:span text:style-name="T12">When you </text:span><text:span text:style-name="T7">finish </text:span><text:span text:style-name="T12">please bring your completed exam to the instructor.</text:span></text:p>
      <text:p text:style-name="P12"/>
      <text:p text:style-name="P13">This is a <text:span text:style-name="T5">open </text:span><text:span text:style-name="T1">book</text:span> exam. <text:span text:style-name="T34">You may consult your homework for help with the exam. </text:span><text:span text:style-name="T18">Attempt to answer all questions, </text:span><text:span text:style-name="T21">eve</text:span><text:span text:style-name="T18">n if you are uncertain. Whenever possible, provide answers in bullet list format with complete content. </text:span><text:span text:style-name="T19">Tasks will be evaluated by sub-tasks. Three (3) points are available for each sub-task: Accuracy </text:span><text:span text:style-name="T20">(</text:span><text:span text:style-name="T19">1 pt), Completeness (1 pt), and Sufficiency (1 pt). </text:span><text:span text:style-name="T20">Points will be awarded in 0.1 increments. </text:span><text:span text:style-name="T22">Answer in English unless requested to do </text:span><text:span text:style-name="T23">so</text:span><text:span text:style-name="T22"> otherwise.</text:span></text:p>
      <text:p text:style-name="P6"/>
      <text:p text:style-name="P25">Task <text:span text:style-name="T25">1</text:span><text:span text:style-name="T16"> </text:span><text:span text:style-name="T20">(</text:span><text:span text:style-name="T26">6</text:span><text:span text:style-name="T20"> pts)</text:span></text:p>
      <text:p text:style-name="P15">At present, AI models such as ChatGPT operate as Large Language Models (LLMs) built using transformer architecture from artificial neural networks powered by perceptrons.</text:p>
      <text:list xml:id="list1794077681" text:style-name="L1">
        <text:list-item>
          <text:p text:style-name="P29">Why are LLMs called “large <text:span text:style-name="T33">l</text:span>anguage <text:span text:style-name="T33">m</text:span>odels”?</text:p>
        </text:list-item>
        <text:list-item>
          <text:p text:style-name="P29">What is a perceptron and how (basically) does it function?</text:p>
        </text:list-item>
        <text:list-item>
          <text:p text:style-name="P29">What is it that LLMs actually do?</text:p>
        </text:list-item>
      </text:list>
      <text:p text:style-name="P16"/>
      <text:p text:style-name="P16"/>
      <text:p text:style-name="P24">Task <text:span text:style-name="T25">2</text:span> <text:span text:style-name="T20">(</text:span><text:span text:style-name="T24">9</text:span><text:span text:style-name="T20"> pts)</text:span></text:p>
      <text:p text:style-name="P22">Many see AI playing an evermore important role in document translation, <text:span text:style-name="T35">including opening up new opportunities for human translators</text:span><text:span text:style-name="T35"><text:note text:id="ftn1" text:note-class="footnote"><text:note-citation>1</text:note-citation><text:note-body><text:p text:style-name="Footnote">Sundberg and Holmstrom (2024). Innovating by prompting: How to facilitate innovation in the age of generative AI, <text:span text:style-name="T36">Business Horizons</text:span>, 67 (5)</text:p></text:note-body></text:note></text:span><text:span text:style-name="T35"> <text:s/>If true, human translators will need to develop a variety of new skills </text:span><text:span text:style-name="T38">and be conversant with new concepts and procedures.</text:span></text:p>
      <text:list xml:id="list2681284127" text:style-name="L2">
        <text:list-item>
          <text:p text:style-name="P30">Access to cloud-based LLM translation is typically done through an Application Programmer Interface (API) using Python. Briefly explain the nature of an API and Python.</text:p>
        </text:list-item>
        <text:list-item>
          <text:p text:style-name="P30">Briefly explain the concept of prompt engineering.</text:p>
        </text:list-item>
        <text:list-item>
          <text:p text:style-name="P30">Metrics for the quality of machine translation are rapidly under development. Two common metric currently in use are the bilingual evaluation understudy (BLEU) metric and the metric for evaluation of translation with explicit ordering (METEOR). Select one of these metrics and briefly explain how it works.</text:p>
        </text:list-item>
      </text:list>
      <text:p text:style-name="P22"/>
      <text:p text:style-name="P22"/>
      <text:p text:style-name="P19"><text:soft-page-break/></text:p>
      <text:p text:style-name="P24">Task <text:span text:style-name="T17">3 </text:span><text:span text:style-name="T20">(</text:span><text:span text:style-name="T26">9</text:span><text:span text:style-name="T20"> pts)</text:span></text:p>
      <text:p text:style-name="P32">The report, AI 2027<text:note text:id="ftn0" text:note-class="footnote"><text:note-citation>2</text:note-citation><text:note-body><text:p text:style-name="Footnote"><text:span text:style-name="T39">AI Futures Project (2025). AI 2027, Accessed at </text:span><text:a xlink:type="simple" xlink:href="https://ai-2027.com/" text:style-name="Internet_20_link" text:visited-style-name="Visited_20_Internet_20_Link">https://ai-2027.com/</text:a> <text:span text:style-name="T39">on July 23, 2025</text:span></text:p></text:note-body></text:note> <text:span text:style-name="T39">paints a highly dystopian future resulting from, in grand measure, alignment problems and </text:span><text:span text:style-name="T40">uncontrollable </text:span><text:span text:style-name="T39">emergent properties that appear in massive AI systems. In their paper, "Four Responsibility Gaps with Artificial Intelligence: Why they Matter and How to Address them.” deSio and Mecacci address responsibility and accountability concerns about the large-scale integration of AI systems into human environments </text:span><text:span text:style-name="T40">given the assumption that </text:span><text:span text:style-name="T41">AI systems do not overpower humans</text:span><text:span text:style-name="T39"><text:note text:id="ftn2" text:note-class="footnote"><text:note-citation>3</text:note-citation><text:note-body><text:p text:style-name="Footnote">Filippo Santoni de Sio and Giulio Mecacci <text:span text:style-name="T40">(2021). Four Responsibility Gaps with Artificial Intelligence: Why they Matter and How to Address them, </text:span><text:span text:style-name="T37">Philosophy &amp; Technology</text:span><text:span text:style-name="T40">, 34:1057–1084</text:span></text:p></text:note-body></text:note></text:span><text:span text:style-name="T39">.</text:span></text:p>
      <text:list xml:id="list3889593195" text:style-name="L3">
        <text:list-item>
          <text:p text:style-name="P33"/>
        </text:list-item>
      </text:list>
      <text:p text:style-name="P32"/>
      <text:p text:style-name="P20"/>
      <text:p text:style-name="P20"/>
      <text:p text:style-name="P23">Task <text:span text:style-name="T14">4 </text:span><text:span text:style-name="T20">(</text:span><text:span text:style-name="T26">6</text:span><text:span text:style-name="T20"> pts)</text:span></text:p>
      <text:p text:style-name="P21"/>
      <text:p text:style-name="P23">Task <text:span text:style-name="T15">5 </text:span><text:span text:style-name="T20">(</text:span><text:span text:style-name="T27">6</text:span><text:span text:style-name="T20"> pts)</text:span></text:p>
      <text:p text:style-name="P27"/>
      <text:p text:style-name="P26">Task <text:span text:style-name="T15">6 </text:span><text:span text:style-name="T20">(</text:span><text:span text:style-name="T28">3</text:span><text:span text:style-name="T20"> pts)</text:span></text:p>
      <text:p text:style-name="P18"/>
      <text:p text:style-name="P17"/>
      <text:p text:style-name="P23">Task <text:span text:style-name="T30">7</text:span><text:span text:style-name="T15"> </text:span><text:span text:style-name="T20">(</text:span><text:span text:style-name="T28">3</text:span><text:span text:style-name="T20"> pts)</text:span></text:p>
      <text:p text:style-name="P28"/>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7-23T20:56:19.091553497</dc:date>
    <meta:editing-duration>PT13H20M16S</meta:editing-duration>
    <meta:editing-cycles>116</meta:editing-cycles>
    <meta:generator>LibreOffice/7.3.7.2$Linux_X86_64 LibreOffice_project/30$Build-2</meta:generator>
    <meta:document-statistic meta:table-count="1" meta:image-count="1" meta:object-count="0" meta:page-count="2" meta:paragraph-count="32" meta:word-count="532" meta:character-count="3238" meta:non-whitespace-character-count="2743"/>
  </office:meta>
</office:document-meta>
</file>